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30, 2021 (02:53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30T18:54:01Z</meta:creation-date>
    <dc:date>2021-09-30T18:54:01Z</dc:date>
    <meta:user-defined meta:name="date" meta:value-type="string">September  30, 2021 (02:53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